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antarell" svg:font-family="Cantarell"/>
    <style:font-face style:name="Cantarell1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1">
      <style:paragraph-properties fo:text-align="justify" style:justify-single-word="false"/>
      <style:text-properties style:font-name="Cantarell1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antarell1" fo:font-size="14pt" style:font-size-asian="14pt" style:font-size-complex="14pt"/>
    </style:style>
    <style:style style:name="P3" style:family="paragraph" style:parent-style-name="Standard">
      <style:text-properties style:font-name="Cantarell1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7.488cm"/>
        </style:tab-stops>
      </style:paragraph-properties>
      <style:text-properties style:font-name="Cantarell1" fo:font-size="14pt" style:font-size-asian="14pt" style:font-size-complex="14pt"/>
    </style:style>
    <style:style style:name="P5" style:family="paragraph" style:parent-style-name="VC_20__2b__2b__20_Notes">
      <style:paragraph-properties fo:text-align="center" style:justify-single-word="false"/>
      <style:text-properties style:font-name="Cantarell1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style:font-name="Cantarell1"/>
    </style:style>
    <style:style style:name="T4" style:family="text">
      <style:text-properties style:font-name="Cantarell1" fo:font-size="14pt" style:font-size-asian="14pt" style:font-size-complex="14pt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TU Dublin, Tallaght Campus,</text:h>
      <text:h text:style-name="P5" text:outline-level="2"><text:s/>Department of Computing</text:h>
      <text:h text:style-name="P5" text:outline-level="2"/>
      <text:h text:style-name="P5" text:outline-level="2">B.Sc. (hons.) in Computing</text:h>
      <text:h text:style-name="P5" text:outline-level="2">2022/2023</text:h>
      <text:h text:style-name="P5" text:outline-level="2"/>
      <text:h text:style-name="P5" text:outline-level="2">EAD1- CA3</text:h>
      <text:h text:style-name="P5" text:outline-level="2">Out: 14/11, In: 14/12, Value: 30%</text:h>
      <text:h text:style-name="P5" text:outline-level="2"/>
      <text:h text:style-name="P5" text:outline-level="2">Type: elapsed, individual</text:h>
      <text:h text:style-name="P5" text:outline-level="2">Lecturer: Gary Clynch</text:h>
      <text:h text:style-name="P5" text:outline-level="2"/>
      <text:h text:style-name="P5" text:outline-level="2"/>
      <text:p text:style-name="P2"><text:span text:style-name="T5">ASP.Net Core Blazor Project</text:span></text:p>
      <text:p text:style-name="P3"/>
      <text:p text:style-name="P3">An ASP.Net Core Client Side Blazor application is required which provides simple interactive functionality to display data from a public API and provide other simple features.</text:p>
      <text:p text:style-name="P3"/>
      <text:p text:style-name="P3">A Single-Page Application is required implemented using Blazor (client side). 1/2 pages will suffice. The application should interact with a public API of your choice (GET only). The API should be RESTful (JSON), a public open API (with no authentication) is fine.</text:p>
      <text:p text:style-name="P3"/>
      <text:p text:style-name="Standard"><text:span text:style-name="T4">Pick a topic that you are interested in like entertainment, sports, music, weather, finance, fitness, gaming, health, social media, etc. See here for a list of public APIs </text:span><text:a xlink:type="simple" xlink:href="https://www.programmableweb.com/category/all/apis" text:style-name="Internet_20_link" text:visited-style-name="Visited_20_Internet_20_Link"><text:span text:style-name="Internet_20_link"><text:span text:style-name="T4">https://www.programmableweb.com/category/all/apis</text:span></text:span></text:a></text:p>
      <text:p text:style-name="P3"/>
      <text:p text:style-name="Standard"><text:span text:style-name="T4">Maybe the app show allow a search capability (e.g. input a city to see the weather forecast for the city), or sorting, or maybe a calculation of some sort (e.g. real-time currency conversion), depending on the topic chosen. Include validation on inputs.</text:span></text:p>
      <text:p text:style-name="P3"/>
      <text:p text:style-name="P3">Keep the UI clean and simple. Pay attention to code quality and metrics. Use Github to version control your project. Have regular commits to Github, no branching is required.</text:p>
      <text:p text:style-name="P3"/>
      <text:p text:style-name="P3">Host the application on Azure or any public cloud or hosting service of your choice. </text:p>
      <text:p text:style-name="P3"/>
      <text:p text:style-name="P4"><text:soft-page-break/>Once you have an idea for your project send me an email and I can help scope it for you.</text:p>
      <text:p text:style-name="P2"/>
      <text:p text:style-name="P2">Note: for consuming a public API it needs to support CORS (i.e. issue an access-control-allow-origin header). You can check if this is the case by issuing a GET to the API in Postman and looking at the return headers. You may need to sign up as a user of the API in order to get an API key which is required in order to call the API. Usually the key is specified as a parameter in the query string or using a HTTP basic authentication header, see the documentation for the API on how to exactly do this.</text:p>
      <text:p text:style-name="P2"/>
      <text:p text:style-name="P2"><text:span text:style-name="T5">Deliverables</text:span>: </text:p>
      <text:p text:style-name="P2"/>
      <text:list text:style-name="WWNum11">
        <text:list-item>
          <text:p text:style-name="P1">source code (ZIP)</text:p>
        </text:list-item>
        <text:list-item>
          <text:p text:style-name="P1">Short report (2/3 pages) containing a short description of system, screen shots, URI for deployed app, description of testing performed, code quality/metrics, Github repo URI</text:p>
        </text:list-item>
        <text:list-item>
          <text:p text:style-name="P1">5 – 10 minute video demo where you walk through the running applica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antarell" svg:font-family="Cantarell"/>
    <style:font-face style:name="Cantarell1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IE" style:letter-kerning="false" style:font-name-asian="Times New Roman1" style:font-size-asian="10pt" style:language-asian="en" style:country-asian="I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IE" style:letter-kerning="false" style:font-name-asian="Times New Roman1" style:font-size-asian="10pt" style:language-asian="en" style:country-asian="IE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VC_20__2b__2b__20_Notes" style:display-name="VC ++ Notes" style:family="paragraph" style:parent-style-name="Heading_20_2">
      <style:paragraph-properties fo:margin-top="0cm" fo:margin-bottom="0cm" style:contextual-spacing="false"/>
      <style:text-properties style:font-name="Times New Roman" fo:font-family="'Times New Roman'" fo:language="en" fo:country="GB" fo:font-style="normal" fo:font-weight="normal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You are required to design and implement a simple banking system as follows:</dc:title>
    <meta:initial-creator>Dept. Of Computing Users</meta:initial-creator>
    <meta:editing-cycles>20</meta:editing-cycles>
    <meta:print-date>2014-11-18T11:46:00</meta:print-date>
    <meta:creation-date>2020-09-17T09:05:00</meta:creation-date>
    <dc:date>2022-11-30T01:24:32.384842548</dc:date>
    <meta:editing-duration>PT58M24S</meta:editing-duration>
    <meta:generator>LibreOffice/7.4.3.2$Linux_X86_64 LibreOffice_project/40$Build-2</meta:generator>
    <meta:document-statistic meta:table-count="0" meta:image-count="0" meta:object-count="0" meta:page-count="2" meta:paragraph-count="21" meta:word-count="375" meta:character-count="2243" meta:non-whitespace-character-count="1888"/>
    <meta:user-defined meta:name="AppVersion">16.0000</meta:user-defined>
    <meta:user-defined meta:name="Company">Institute of Technology Tallaght</meta:user-defined>
    <meta:template xlink:type="simple" xlink:actuate="onRequest" xlink:title="Normal" xlink:href=""/>
  </office:meta>
</office:document-meta>
</file>